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61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4.644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8.4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wrap-option="wrap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WenQuanYi Micro Hei" style:font-name-complex="FreeSans"/>
    </style:style>
  </office:automatic-styles>
  <office:body>
    <office:spreadsheet>
      <table:table table:name="Logi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Sentence</text:p>
          </table:table-cell>
          <table:table-cell table:style-name="ce1" office:value-type="string" calcext:value-type="string">
            <text:p>Link Grammar</text:p>
          </table:table-cell>
          <table:table-cell table:style-name="ce4" office:value-type="string" calcext:value-type="string">
            <text:p>Binary Relation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Logic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Socrates is man</text:p>
          </table:table-cell>
          <table:table-cell office:value-type="string" calcext:value-type="string">
            <text:p>(S (NP Socrates{!}) (VP is.v (ADJP man.ij)))</text:p>
          </table:table-cell>
          <table:table-cell office:value-type="string" calcext:value-type="string">
            <text:p>_predadj(Socrates, man)</text:p>
          </table:table-cell>
          <table:table-cell table:style-name="ce5" office:value-type="string" calcext:value-type="string">
            <text:p>subscript-TAG(man, .ij)</text:p>
            <text:p>pos(man, adj)</text:p>
            <text:p>tense(man, present)</text:p>
            <text:p>noun_number(Socrates, singular)</text:p>
            <text:p>definite-FLAG(Socrates, T)</text:p>
            <text:p>pos(Socrates, noun)</text:p>
            <text:p>subscript-TAG(be, .v)</text:p>
            <text:p>pos(be, verb)</text:p>
          </table:table-cell>
          <table:table-cell office:value-type="string" calcext:value-type="string">
            <text:p>(SVP-rule "Socrates"</text:p>
            <text:p>  (get-instance-name "Socrates" "Socrates@+"</text:p>
            <text:p>    (ParseNode "sentence@+"))</text:p>
            <text:p>  "man"</text:p>
            <text:p>  (get-instance-name "man" "man@+"</text:p>
            <text:p>    (ParseNode "sentence@+")))</text:p>
            <text:p>(definite-rule "Socrates"</text:p>
            <text:p>  (get-instance-name "Socrates" "Socrates@+"</text:p>
            <text:p>    (ParseNode "sentence@+"))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ts are animals</text:p>
          </table:table-cell>
          <table:table-cell office:value-type="string" calcext:value-type="string">
            <text:p>(S (NP Cats.n) (VP are.v (NP animals.n)))</text:p>
          </table:table-cell>
          <table:table-cell office:value-type="string" calcext:value-type="string">
            <text:p>_obj(be, animal)</text:p>
            <text:p>_subj(be, cat)</text:p>
          </table:table-cell>
          <table:table-cell table:style-name="ce5" office:value-type="string" calcext:value-type="string">
            <text:p>subscript-TAG(be, .v)</text:p>
            <text:p>pos(be, verb)</text:p>
            <text:p>tense(be, present)</text:p>
            <text:p>subscript-TAG(animal, .n)</text:p>
            <text:p>noun_number(animal, plural)</text:p>
            <text:p>pos(animal, noun)</text:p>
            <text:p>subscript-TAG(cat, .n)</text:p>
            <text:p>noun_number(cat, plural)</text:p>
            <text:p>pos(cat, noun)</text:p>
          </table:table-cell>
          <table:table-cell office:value-type="string" calcext:value-type="string">
            <text:p>(be-inheritance-rule "cat"</text:p>
            <text:p>  (get-instance-name "cat" "cats@+"</text:p>
            <text:p>    (ParseNode "sentence@+"))</text:p>
            <text:p>  "animal"</text:p>
            <text:p>  (get-instance-name "animal" "animals@+"</text:p>
            <text:p>    (ParseNode "sentence@+")))</text:p>
            <text:p>(tense-rule "be"</text:p>
            <text:p>  (get-instance-name "be" "are@+"</text:p>
            <text:p>    (ParseNode "sentence@+"))</text:p>
            <text:p>  "present"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s are plants</text:p>
          </table:table-cell>
          <table:table-cell office:value-type="string" calcext:value-type="string">
            <text:p>(S (NP Trees.n) (VP are.v (NP plants.n)))</text:p>
          </table:table-cell>
          <table:table-cell office:value-type="string" calcext:value-type="string">
            <text:p>_obj(be, plant)</text:p>
            <text:p>_subj(be, tree)</text:p>
          </table:table-cell>
          <table:table-cell office:value-type="string" calcext:value-type="string">
            <text:p>subscript-TAG(be, .v)</text:p>
            <text:p>pos(be, verb)</text:p>
            <text:p>tense(be, present)</text:p>
            <text:p>subscript-TAG(plant, .n)</text:p>
            <text:p>noun_number(plant, plural)</text:p>
            <text:p>pos(plant, noun)</text:p>
            <text:p>subscript-TAG(tree, .n)</text:p>
            <text:p>noun_number(tree, plural)</text:p>
            <text:p>pos(tree, noun)</text:p>
          </table:table-cell>
          <table:table-cell office:value-type="string" calcext:value-type="string">
            <text:p>(be-inheritance-rule "tree"</text:p>
            <text:p>  (get-instance-name "tree" "trees@+"</text:p>
            <text:p>    (ParseNode "sentence@+"))</text:p>
            <text:p>  "plant"</text:p>
            <text:p>  (get-instance-name "plant" "plants@+"</text:p>
            <text:p>    (ParseNode "sentence@+")))</text:p>
            <text:p>(tense-rule "be"</text:p>
            <text:p>  (get-instance-name "be" "are@+"</text:p>
            <text:p>    (ParseNode "sentence@+"))</text:p>
            <text:p>  "present")</text:p>
          </table:table-cell>
          <table:table-cell table:number-columns-repeated="1019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03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0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0">00/00/0000</text:date>, <text:time style:data-style-name="N2" text:time-value="09:22:43.237184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08:53:05.070056043</meta:creation-date>
    <dc:date>2014-07-10T09:59:47.218771132</dc:date>
    <meta:editing-duration>PT9S</meta:editing-duration>
    <meta:editing-cycles>4</meta:editing-cycles>
    <meta:generator>LibreOffice/4.2.4.2$Linux_X86_64 LibreOffice_project/420m0$Build-2</meta:generator>
    <meta:document-statistic meta:table-count="1" meta:cell-count="20" meta:object-count="0"/>
  </office:meta>
</office:document-meta>
</file>